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>
      <style:text-properties officeooo:paragraph-rsid="0000abee"/>
    </style:style>
    <style:style style:name="P2" style:family="paragraph" style:parent-style-name="List_20_Paragraph" style:list-style-name="WWNum2">
      <style:text-properties officeooo:paragraph-rsid="0000abee"/>
    </style:style>
    <style:style style:name="P3" style:family="paragraph" style:parent-style-name="List_20_Paragraph" style:list-style-name="WWNum3">
      <style:text-properties officeooo:paragraph-rsid="0000abee"/>
    </style:style>
    <style:style style:name="P4" style:family="paragraph" style:parent-style-name="List_20_Paragraph" style:list-style-name="WWNum5">
      <style:text-properties officeooo:paragraph-rsid="0000abee"/>
    </style:style>
    <style:style style:name="P5" style:family="paragraph" style:parent-style-name="List_20_Paragraph" style:list-style-name="WWNum4">
      <style:text-properties officeooo:paragraph-rsid="0000abee"/>
    </style:style>
    <style:style style:name="P6" style:family="paragraph" style:parent-style-name="Standard">
      <style:text-properties officeooo:paragraph-rsid="0000abee"/>
    </style:style>
    <style:style style:name="P7" style:family="paragraph" style:parent-style-name="Standard">
      <style:text-properties fo:font-weight="bold" officeooo:paragraph-rsid="0000abee" style:font-weight-asian="bold" style:font-weight-complex="bold"/>
    </style:style>
    <style:style style:name="P8" style:family="paragraph" style:parent-style-name="Standard">
      <style:paragraph-properties fo:break-before="page"/>
      <style:text-properties fo:font-weight="bold" officeooo:paragraph-rsid="0000abee" style:font-weight-asian="bold" style:font-weight-complex="bold"/>
    </style:style>
    <style:style style:name="P9" style:family="paragraph" style:parent-style-name="Standard">
      <style:paragraph-properties fo:margin-top="9.999cm" fo:margin-bottom="0cm" style:contextual-spacing="false" fo:text-align="center" style:justify-single-word="false" fo:break-before="page"/>
      <style:text-properties fo:font-size="22pt" fo:language="ru" fo:country="RU" fo:font-weight="bold" officeooo:rsid="0000abee" officeooo:paragraph-rsid="0000abee" style:font-size-asian="22pt" style:font-weight-asian="bold" style:font-size-complex="22pt" style:font-weight-complex="bold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0abee" style:font-size-asian="14pt" style:font-name-complex="Times New Roman1" style:font-size-complex="14pt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officeooo:rsid="0000ab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3">Техническое задание на разработку ПО<text:line-break/>Интернет магазина видеокарт</text:span></text:p>
      <text:p text:style-name="P8"><text:span text:style-name="T1">1. Общие сведения</text:span></text:p>
      <text:p text:style-name="P6"><text:span text:style-name="T1">В документе содержится техническое задание для разработки ПО интернет-магазина </text:span><text:span text:style-name="T2">видеокарт</text:span><text:span text:style-name="T1">. Компания предоставляет полный комплекс услуг по оформлению и доставке заказов </text:span><text:span text:style-name="T2">видеокарт</text:span><text:span text:style-name="T1">.</text:span></text:p>
      <text:p text:style-name="P7"><text:span text:style-name="T1">2. Назначение и цели создания системы</text:span></text:p>
      <text:p text:style-name="P6"><text:span text:style-name="T1">Задачей данного проекта является проектирование и реализация информационной системы, решающей следующие задачи:</text:span></text:p>
      <text:list xml:id="list4088124167" text:style-name="WWNum1">
        <text:list-item>
          <text:p text:style-name="P1"><text:span text:style-name="T1">накопление информации, повышающей эффективность работы </text:span><text:span text:style-name="T2">сотрудников</text:span><text:span text:style-name="T1"> компании;</text:span></text:p>
        </text:list-item>
        <text:list-item>
          <text:p text:style-name="P1"><text:span text:style-name="T1">повышение оперативности работы оператора компании;</text:span></text:p>
        </text:list-item>
        <text:list-item>
          <text:p text:style-name="P1"><text:span text:style-name="T1">решение вопросов, связанных с получением ежедневной документации отчетного характера.</text:span></text:p>
        </text:list-item>
      </text:list>
      <text:p text:style-name="P7"><text:span text:style-name="T1">3. Характеристика объектов автоматизации</text:span></text:p>
      <text:p text:style-name="P6"><text:span text:style-name="T1">Предусматривается формирование и печать следующих документов:</text:span></text:p>
      <text:list xml:id="list2743029535" text:style-name="WWNum2">
        <text:list-item>
          <text:p text:style-name="P2"><text:span text:style-name="T1">печать чека на сформированный заказ;</text:span></text:p>
        </text:list-item>
        <text:list-item>
          <text:p text:style-name="P2"><text:span text:style-name="T1">печать отчетной документации по оплаченным и доставленным заказам за день;</text:span></text:p>
        </text:list-item>
        <text:list-item>
          <text:p text:style-name="P2"><text:span text:style-name="T1">печать отчетной документации по оплаченным и доставленным заказам за отчетный период;</text:span></text:p>
        </text:list-item>
        <text:list-item>
          <text:p text:style-name="P2"><text:span text:style-name="T1">печать индивидуального графика работ курьерам, с учетом их текущей загруженности;</text:span></text:p>
        </text:list-item>
        <text:list-item>
          <text:p text:style-name="P2"><text:span text:style-name="T1">печать плана работ </text:span><text:span text:style-name="T2">сотруднику</text:span><text:span text:style-name="T1"> на день;</text:span></text:p>
        </text:list-item>
      </text:list>
      <text:p text:style-name="P7"><text:span text:style-name="T1">4. Требования к системе</text:span></text:p>
      <text:list xml:id="list3768053554" text:style-name="WWNum3">
        <text:list-item>
          <text:p text:style-name="P3"><text:span text:style-name="T1">Средства защиты данных от несанкционированного доступа. Разграничения доступа к данным в соответствии с должностными обязанностями.</text:span></text:p>
        </text:list-item>
        <text:list-item>
          <text:p text:style-name="P3"><text:span text:style-name="T1">Возможность удаленного доступа.</text:span></text:p>
        </text:list-item>
        <text:list-item>
          <text:p text:style-name="P3"><text:span text:style-name="T1">Управление запасами. Оперативное получение информации об остатках на складе.</text:span></text:p>
        </text:list-item>
        <text:list-item>
          <text:p text:style-name="P3"><text:span text:style-name="T1">Управление закупками. Планирование закупок в разрезе поставщиков.</text:span></text:p>
        </text:list-item>
        <text:list-item>
          <text:p text:style-name="P3"><text:span text:style-name="T1">Управление продажами. Контроль лимита задолженности с возможностью блокировки формирования отгруз</text:span><text:span text:style-name="T2">о</text:span><text:span text:style-name="T1">чных документов.</text:span></text:p>
        </text:list-item>
        <text:list-item>
          <text:p text:style-name="P3"><text:span text:style-name="T1">Полный контроль взаиморасчетов с поставщиками и клиентами.</text:span></text:p>
        </text:list-item>
        <text:list-item>
          <text:p text:style-name="P3"><text:span text:style-name="T1">Получение управленческих отчетов в необходимых аналитических срезах - как детальных для менеджеров, так и агрегированных для руководителей подразделений и директоров фирмы.</text:span></text:p>
        </text:list-item>
      </text:list>
      <text:p text:style-name="P7"><text:span text:style-name="T1">5. Состав и содержание работ по созданию системы</text:span></text:p>
      <text:p text:style-name="P6"><text:span text:style-name="T1">Система предназначена для выполнения следующих действий:</text:span></text:p>
      <text:list xml:id="list3890353577" text:style-name="WWNum5">
        <text:list-item>
          <text:p text:style-name="P4"><text:span text:style-name="T1">ввод, вывод, хранение и обработка информации о </text:span><text:span text:style-name="T2">видеокартах</text:span><text:span text:style-name="T1">, поступивших заказах;</text:span></text:p>
        </text:list-item>
        <text:list-item>
          <text:p text:style-name="P4"><text:span text:style-name="T1">информация о заказчиках включает сведения об их личных данных (ФИО, контактный телефон, адрес), которые при необходимости можно изменить;</text:span></text:p>
        </text:list-item>
        <text:list-item>
          <text:p text:style-name="P4"><text:soft-page-break/><text:span text:style-name="T1">информация о курьере включает сведения об их личных данных (ФИО, контактный телефон), которые также при необходимости можно изменить;</text:span></text:p>
        </text:list-item>
        <text:list-item>
          <text:p text:style-name="P4"><text:span text:style-name="T1">поиск </text:span><text:span text:style-name="T2">видеокарты</text:span><text:span text:style-name="T1"> в зависимости от цены;</text:span></text:p>
        </text:list-item>
        <text:list-item>
          <text:p text:style-name="P4"><text:span text:style-name="T1">поиск </text:span><text:span text:style-name="T2">видеокарты</text:span><text:span text:style-name="T1"> в зависимости от </text:span><text:span text:style-name="T2">назначения</text:span><text:span text:style-name="T1">;</text:span></text:p>
        </text:list-item>
        <text:list-item>
          <text:p text:style-name="P4"><text:span text:style-name="T1">поиск </text:span><text:span text:style-name="T2">видеокарты</text:span><text:span text:style-name="T1"> в зависимости от </text:span><text:span text:style-name="T2">производительности</text:span><text:span text:style-name="T1">;</text:span></text:p>
        </text:list-item>
        <text:list-item>
          <text:p text:style-name="P4"><text:span text:style-name="T1">поиск композиции в зависимости от </text:span><text:span text:style-name="T2">поколения</text:span><text:span text:style-name="T1">;</text:span></text:p>
        </text:list-item>
        <text:list-item>
          <text:p text:style-name="P4"><text:span text:style-name="T1">выбор подходящей </text:span><text:span text:style-name="T2">видеокарты</text:span><text:span text:style-name="T1"> из существующих образцов;</text:span></text:p>
        </text:list-item>
        <text:list-item>
          <text:p text:style-name="P4"><text:span text:style-name="T1">оформление факта отказа клиента от заказа.</text:span></text:p>
        </text:list-item>
      </text:list>
      <text:p text:style-name="P6"><text:span text:style-name="T1">Предусматривается формирование и печать следующих документов:</text:span></text:p>
      <text:list xml:id="list383133488" text:style-name="WWNum4">
        <text:list-item>
          <text:p text:style-name="P5"><text:span text:style-name="T1">печать чека на сформированный заказ;</text:span></text:p>
        </text:list-item>
        <text:list-item>
          <text:p text:style-name="P5"><text:span text:style-name="T1">печать отчетной документации по оплаченным и доставленным заказам за день;</text:span></text:p>
        </text:list-item>
        <text:list-item>
          <text:p text:style-name="P5"><text:span text:style-name="T1">печать отчетной документации по оплаченным и доставленным заказам за отчетный период;</text:span></text:p>
        </text:list-item>
        <text:list-item>
          <text:p text:style-name="P5"><text:span text:style-name="T1">печать индивидуального графика работ курьерам, с учетом их текущей загруженности;</text:span></text:p>
        </text:list-item>
        <text:list-item>
          <text:p text:style-name="P5"><text:span text:style-name="T1">печать плана работ </text:span><text:span text:style-name="T2">сотруднику </text:span><text:span text:style-name="T1">на день;</text:span></text:p>
        </text:list-item>
        <text:list-item>
          <text:p text:style-name="P5"><text:span text:style-name="T1">печать прайс-листа компании по цветам, декору, композициям компании.</text:span></text:p>
        </text:list-item>
      </text:list>
      <text:p text:style-name="P7"><text:span text:style-name="T1">6. Порядок контроля и приемки системы</text:span></text:p>
      <text:p text:style-name="P6"><text:span text:style-name="T1">После передачи Исполнителем отдельного функционального модуля</text:span></text:p>
      <text:p text:style-name="P6"><text:span text:style-name="T1">программы Заказчику, последний имеет право тестировать модуль в</text:span></text:p>
      <text:p text:style-name="P6"><text:span text:style-name="T1">течение 7 дней. После тестирования Заказчик должен принять работу по</text:span></text:p>
      <text:p text:style-name="P6"><text:span text:style-name="T1">данному этапу или в письменном виде изложить причину отказа от</text:span></text:p>
      <text:p text:style-name="P6"><text:span text:style-name="T1">принятия. В случае обоснованного отказа Исполнитель обязуется</text:span></text:p>
      <text:p text:style-name="P6"><text:span text:style-name="T1">доработать модуль.</text:span></text:p>
      <text:p text:style-name="P6"><text:span text:style-name="T1">7. Требования к документированию</text:span></text:p>
      <text:p text:style-name="P6"><text:span text:style-name="T1">Основными документами, регламентирующими разработку будущих</text:span></text:p>
      <text:p text:style-name="P6"><text:span text:style-name="T1">программ, должны быть документы Единой Системы Программной</text:span></text:p>
      <text:p text:style-name="P6"><text:span text:style-name="T1">Документации (ЕСПД); руководство пользователя, руководство</text:span></text:p>
      <text:p text:style-name="P6"><text:span text:style-name="T1">администратора, описание применения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2T21:30:11.517000000</meta:creation-date>
    <dc:date>2020-10-02T21:37:43.861000000</dc:date>
    <meta:editing-duration>PT7M32S</meta:editing-duration>
    <meta:editing-cycles>1</meta:editing-cycles>
    <meta:document-statistic meta:table-count="0" meta:image-count="0" meta:object-count="0" meta:page-count="3" meta:paragraph-count="53" meta:word-count="455" meta:character-count="3519" meta:non-whitespace-character-count="3147"/>
    <meta:generator>LibreOffice/7.0.1.2$Windows_X86_64 LibreOffice_project/7cbcfc562f6eb6708b5ff7d7397325de9e764452</meta:generator>
  </office:meta>
</office:document-meta>
</file>